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4cm" fo:min-width="3.408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top" draw:auto-grow-height="true" fo:min-height="1.356cm" fo:wrap-option="wrap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 style:protect="siz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xml:id="id4" draw:id="id4" draw:layer="layout" svg:width="1.27cm" svg:height="1.2cm" svg:x="3.93cm" svg:y="1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2" draw:layer="layout" svg:width="5.849cm" svg:height="0.634cm" svg:x="4.6cm" svg:y="7.366cm">
          <draw:text-box>
            <text:p text:style-name="P2"><text:span text:style-name="T1">Credenziali errate?</text:span></text:p>
          </draw:text-box>
        </draw:frame>
        <draw:custom-shape draw:style-name="gr3" draw:text-style-name="P3" xml:id="id2" draw:id="id2" draw:layer="layout" svg:width="4.7cm" svg:height="1.778cm" svg:x="8.4cm" svg:y="5.1cm">
          <text:p text:style-name="P3"><text:span text:style-name="T2">Scelta operazion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8.4cm" svg:y1="5.8cm" svg:x2="13.1cm" svg:y2="5.8cm">
          <text:p/>
        </draw:line>
        <draw:custom-shape draw:style-name="gr3" draw:text-style-name="P3" xml:id="id1" draw:id="id1" draw:layer="layout" svg:width="4.7cm" svg:height="1.778cm" svg:x="2.187cm" svg:y="5.1cm">
          <text:p text:style-name="P3"><text:span text:style-name="T2">Accesso tramite logi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.199cm" svg:y1="5.8cm" svg:x2="6.899cm" svg:y2="5.8cm">
          <text:p/>
        </draw:line>
        <draw:connector draw:style-name="gr5" draw:text-style-name="P1" draw:layer="layout" draw:type="curve" svg:x1="6.887cm" svg:y1="5.989cm" svg:x2="8.4cm" svg:y2="5.989cm" draw:start-shape="id1" draw:start-glue-point="1" draw:end-shape="id2" draw:end-glue-point="3" svg:d="M6887 5989h1513" svg:viewBox="0 0 1514 1">
          <text:p/>
        </draw:connector>
        <draw:connector draw:style-name="gr5" draw:text-style-name="P1" draw:layer="layout" draw:type="curve" svg:x1="10.75cm" svg:y1="6.878cm" svg:x2="10.75cm" svg:y2="10.4cm" draw:start-shape="id2" draw:start-glue-point="2" draw:end-shape="id3" draw:end-glue-point="4" svg:d="M10750 6878v3522" svg:viewBox="0 0 1 3523">
          <text:p/>
        </draw:connector>
        <draw:custom-shape draw:style-name="gr6" draw:text-style-name="P1" draw:layer="layout" svg:width="1.45cm" svg:height="1.45cm" svg:x="10.03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4.565cm" svg:y1="3.1cm" svg:x2="4.537cm" svg:y2="5.1cm" draw:start-shape="id4" draw:start-glue-point="8" draw:end-shape="id1" svg:d="M4565 3100c0 1501-28 502-28 2000" svg:viewBox="0 0 29 2001">
          <text:p/>
        </draw:connector>
        <draw:custom-shape draw:style-name="gr7" draw:text-style-name="P1" xml:id="id3" draw:id="id3" draw:layer="layout" svg:width="1.9cm" svg:height="1.9cm" svg:x="9.8cm" svg:y="10.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xml:id="id5" draw:id="id5" draw:layer="layout" svg:width="4.7cm" svg:height="1.778cm" svg:x="14.4cm" svg:y="2.422cm">
          <text:p text:style-name="P3"><text:span text:style-name="T2">Ricerca Utent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4.4cm" svg:y1="3.122cm" svg:x2="19.1cm" svg:y2="3.122cm">
          <text:p/>
        </draw:line>
        <draw:custom-shape draw:style-name="gr3" draw:text-style-name="P3" xml:id="id11" draw:id="id11" draw:layer="layout" svg:width="4.7cm" svg:height="1.778cm" svg:x="14.4cm" svg:y="5.122cm">
          <text:p text:style-name="P3"><text:span text:style-name="T2">Ricerca Problema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xml:id="id6" draw:id="id6" draw:layer="layout" svg:x1="14.4cm" svg:y1="5.822cm" svg:x2="19.1cm" svg:y2="5.822cm">
          <text:p/>
        </draw:line>
        <draw:custom-shape draw:style-name="gr3" draw:text-style-name="P3" xml:id="id8" draw:id="id8" draw:layer="layout" svg:width="4.7cm" svg:height="1.778cm" svg:x="14.4cm" svg:y="10.831cm">
          <text:p text:style-name="P3"><text:span text:style-name="T2">Inserimento Problematica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4.4cm" svg:y1="11.531cm" svg:x2="19.1cm" svg:y2="11.531cm">
          <text:p/>
        </draw:line>
        <draw:custom-shape draw:style-name="gr3" draw:text-style-name="P3" xml:id="id7" draw:id="id7" draw:layer="layout" svg:width="4.7cm" svg:height="1.778cm" svg:x="14.4cm" svg:y="7.89cm">
          <text:p text:style-name="P3"><text:span text:style-name="T2">Inserimento Utent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4.4cm" svg:y1="8.59cm" svg:x2="19.1cm" svg:y2="8.59cm">
          <text:p/>
        </draw:line>
        <draw:connector draw:style-name="gr5" draw:text-style-name="P1" draw:layer="layout" draw:type="curve" svg:x1="13.1cm" svg:y1="5.989cm" svg:x2="14.4cm" svg:y2="3.311cm" draw:start-shape="id2" draw:start-glue-point="1" draw:end-shape="id5" draw:end-glue-point="3" svg:d="M13100 5989c976 0 327-2678 1300-2678" svg:viewBox="0 0 1301 2679">
          <text:p/>
        </draw:connector>
        <draw:connector draw:style-name="gr5" draw:text-style-name="P1" draw:layer="layout" draw:type="curve" svg:x1="13.1cm" svg:y1="5.989cm" svg:x2="14.4cm" svg:y2="5.822cm" draw:start-shape="id2" draw:start-glue-point="1" draw:end-shape="id6" draw:end-glue-point="3" svg:d="M13100 5989c976 0 327-167 1300-167" svg:viewBox="0 0 1301 168">
          <text:p/>
        </draw:connector>
        <draw:connector draw:style-name="gr5" draw:text-style-name="P1" draw:layer="layout" draw:type="curve" svg:x1="13.1cm" svg:y1="5.989cm" svg:x2="14.4cm" svg:y2="8.779cm" draw:start-shape="id2" draw:start-glue-point="1" draw:end-shape="id7" draw:end-glue-point="3" svg:d="M13100 5989c976 0 327 2790 1300 2790" svg:viewBox="0 0 1301 2791">
          <text:p/>
        </draw:connector>
        <draw:connector draw:style-name="gr5" draw:text-style-name="P1" draw:layer="layout" draw:type="curve" draw:line-skew="-0.151cm" svg:x1="13.1cm" svg:y1="5.989cm" svg:x2="14.4cm" svg:y2="11.72cm" draw:start-shape="id2" draw:start-glue-point="1" draw:end-shape="id8" draw:end-glue-point="3" svg:d="M13100 5989c750 0 100 5731 1300 5731" svg:viewBox="0 0 1301 5732">
          <text:p/>
        </draw:connector>
        <draw:custom-shape draw:style-name="gr3" draw:text-style-name="P3" xml:id="id9" draw:id="id9" draw:layer="layout" svg:width="4.7cm" svg:height="1.778cm" svg:x="14.4cm" svg:y="13.8cm">
          <text:p text:style-name="P3"><text:span text:style-name="T2">Cancellazione Utent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4.4cm" svg:y1="14.5cm" svg:x2="19.1cm" svg:y2="14.5cm">
          <text:p/>
        </draw:line>
        <draw:connector draw:style-name="gr5" draw:text-style-name="P1" draw:layer="layout" draw:type="curve" draw:line-skew="-0.251cm" svg:x1="13.1cm" svg:y1="5.989cm" svg:x2="14.4cm" svg:y2="14.689cm" draw:start-shape="id2" draw:start-glue-point="1" draw:end-shape="id9" draw:end-glue-point="3" svg:d="M13100 5989c600 0-50 8700 1300 8700" svg:viewBox="0 0 1301 8701">
          <text:p/>
        </draw:connector>
        <draw:connector draw:style-name="gr4" draw:text-style-name="P1" xml:id="id10" draw:id="id10" draw:layer="layout" draw:type="curve" svg:x1="19.1cm" svg:y1="3.311cm" svg:x2="19.08cm" svg:y2="4.717cm" draw:start-shape="id5" draw:start-glue-point="1" svg:d="M19100 3311c753 0 763 1406-20 1406" svg:viewBox="0 0 587 1407">
          <text:p/>
        </draw:connector>
        <draw:connector draw:style-name="gr5" draw:text-style-name="P1" draw:layer="layout" draw:type="curve" svg:x1="19.08cm" svg:y1="4.717cm" svg:x2="16.75cm" svg:y2="4.2cm" draw:start-shape="id10" draw:start-glue-point="3" draw:end-shape="id5" draw:end-glue-point="2" svg:d="M19080 4717c-1554 0-2330-172-2330-517" svg:viewBox="0 0 2331 518">
          <text:p/>
        </draw:connector>
        <draw:connector draw:style-name="gr4" draw:text-style-name="P1" xml:id="id12" draw:id="id12" draw:layer="layout" draw:type="curve" svg:x1="19.1cm" svg:y1="6.011cm" svg:x2="19.03cm" svg:y2="7.406cm" draw:start-shape="id11" draw:start-glue-point="1" svg:d="M19100 6011c753 0 788 1395-70 1395" svg:viewBox="0 0 640 1396">
          <text:p/>
        </draw:connector>
        <draw:connector draw:style-name="gr5" draw:text-style-name="P1" draw:layer="layout" draw:type="curve" svg:x1="19.03cm" svg:y1="7.406cm" svg:x2="16.75cm" svg:y2="6.9cm" draw:start-shape="id12" draw:start-glue-point="3" draw:end-shape="id11" draw:end-glue-point="2" svg:d="M19030 7406c-1520 0-2280-168-2280-506" svg:viewBox="0 0 2281 507">
          <text:p/>
        </draw:connector>
        <draw:connector draw:style-name="gr4" draw:text-style-name="P1" xml:id="id13" draw:id="id13" draw:layer="layout" draw:type="curve" svg:x1="19.1cm" svg:y1="11.72cm" svg:x2="19.13cm" svg:y2="13.131cm" draw:start-shape="id8" draw:start-glue-point="1" svg:d="M19100 11720c753 0 738 1411 30 1411" svg:viewBox="0 0 564 1412">
          <text:p/>
        </draw:connector>
        <draw:connector draw:style-name="gr5" draw:text-style-name="P1" draw:layer="layout" draw:type="curve" draw:line-skew="-0.48cm" svg:x1="19.13cm" svg:y1="13.131cm" svg:x2="16.8cm" svg:y2="12.614cm" draw:start-shape="id13" draw:start-glue-point="3" svg:d="M19130 13131c0 31-2330 290-2330-517" svg:viewBox="0 0 2331 582">
          <text:p/>
        </draw:connector>
        <draw:connector draw:style-name="gr4" draw:text-style-name="P1" xml:id="id14" draw:id="id14" draw:layer="layout" draw:type="curve" svg:x1="19.1cm" svg:y1="14.689cm" svg:x2="19.114cm" svg:y2="16.106cm" draw:start-shape="id9" draw:start-glue-point="1" svg:d="M19100 14689c753 0 746 1417 14 1417" svg:viewBox="0 0 565 1418">
          <text:p/>
        </draw:connector>
        <draw:connector draw:style-name="gr5" draw:text-style-name="P1" draw:layer="layout" draw:type="curve" draw:line-skew="-0.486cm" svg:x1="19.114cm" svg:y1="16.106cm" svg:x2="16.784cm" svg:y2="15.589cm" draw:start-shape="id14" draw:start-glue-point="3" svg:d="M19114 16106c0 22-2330 281-2330-517" svg:viewBox="0 0 2331 575">
          <text:p/>
        </draw:connector>
        <draw:connector draw:style-name="gr4" draw:text-style-name="P1" xml:id="id15" draw:id="id15" draw:layer="layout" draw:type="curve" svg:x1="6.887cm" svg:y1="5.989cm" svg:x2="6.914cm" svg:y2="7.406cm" draw:start-shape="id1" draw:start-glue-point="1" svg:d="M6887 5989c753 0 739 1417 27 1417" svg:viewBox="0 0 564 1418">
          <text:p/>
        </draw:connector>
        <draw:connector draw:style-name="gr5" draw:text-style-name="P1" draw:layer="layout" draw:type="curve" draw:line-skew="-0.486cm" svg:x1="6.914cm" svg:y1="7.406cm" svg:x2="4.584cm" svg:y2="6.889cm" draw:start-shape="id15" draw:start-glue-point="3" svg:d="M6914 7406c0 22-2330 281-2330-517" svg:viewBox="0 0 2331 575">
          <text:p/>
        </draw:connector>
        <draw:connector draw:style-name="gr4" draw:text-style-name="P1" xml:id="id16" draw:id="id16" draw:layer="layout" draw:type="curve" svg:x1="19.1cm" svg:y1="8.779cm" svg:x2="19.114cm" svg:y2="10.19cm" draw:start-shape="id7" draw:start-glue-point="1" svg:d="M19100 8779c753 0 746 1411 14 1411" svg:viewBox="0 0 565 1412">
          <text:p/>
        </draw:connector>
        <draw:connector draw:style-name="gr5" draw:text-style-name="P1" draw:layer="layout" draw:type="curve" draw:line-skew="-0.48cm" svg:x1="19.114cm" svg:y1="10.19cm" svg:x2="16.784cm" svg:y2="9.673cm" draw:start-shape="id16" draw:start-glue-point="3" svg:d="M19114 10190c0 31-2330 290-2330-517" svg:viewBox="0 0 2331 582">
          <text:p/>
        </draw:connector>
        <draw:frame draw:style-name="gr8" draw:text-style-name="P2" draw:layer="layout" svg:width="2.356cm" svg:height="0.569cm" svg:x="17.344cm" svg:y="4.6cm">
          <draw:text-box>
            <text:p><text:span text:style-name="T1">Codice errato?</text:span></text:p>
          </draw:text-box>
        </draw:frame>
        <draw:frame draw:style-name="gr8" draw:text-style-name="P2" draw:layer="layout" svg:width="2.356cm" svg:height="0.569cm" svg:x="17.5cm" svg:y="7.331cm">
          <draw:text-box>
            <text:p><text:span text:style-name="T1">Codice errato?</text:span></text:p>
          </draw:text-box>
        </draw:frame>
        <draw:frame draw:style-name="gr8" draw:text-style-name="P2" draw:layer="layout" svg:width="2.356cm" svg:height="0.569cm" svg:x="17.644cm" svg:y="16.1cm">
          <draw:text-box>
            <text:p><text:span text:style-name="T1">Codice errato?</text:span></text:p>
          </draw:text-box>
        </draw:frame>
        <draw:frame draw:style-name="gr8" draw:text-style-name="P2" draw:layer="layout" svg:width="2.716cm" svg:height="0.569cm" svg:x="17.284cm" svg:y="10.131cm">
          <draw:text-box>
            <text:p><text:span text:style-name="T1">Campi mancanti?</text:span></text:p>
          </draw:text-box>
        </draw:frame>
        <draw:frame draw:style-name="gr8" draw:text-style-name="P2" draw:layer="layout" svg:width="2.716cm" svg:height="0.569cm" svg:x="17.284cm" svg:y="13.131cm">
          <draw:text-box>
            <text:p><text:span text:style-name="T1">Campi mancanti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2T09:17:25.260000000</meta:creation-date>
    <dc:date>2015-05-12T09:36:08.462000000</dc:date>
    <meta:editing-duration>PT3M21S</meta:editing-duration>
    <meta:editing-cycles>1</meta:editing-cycles>
    <meta:document-statistic meta:object-count="43"/>
    <meta:generator>LibreOffice/4.2.2.1$Windows_x86 LibreOffice_project/3be8cda0bddd8e430d8cda1ebfd581265cca5a0f</meta:generator>
  </office:meta>
</office:document-meta>
</file>